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034cm" fo:margin-left="0cm" fo:margin-top="0cm" fo:margin-bottom="0cm" fo:break-before="auto" fo:break-after="auto" table:align="left"/>
    </style:style>
    <style:style style:name="Table1.A" style:family="table-column">
      <style:table-column-properties style:column-width="2.75cm"/>
    </style:style>
    <style:style style:name="Table1.B" style:family="table-column">
      <style:table-column-properties style:column-width="2.646cm"/>
    </style:style>
    <style:style style:name="Table1.C" style:family="table-column">
      <style:table-column-properties style:column-width="2.251cm"/>
    </style:style>
    <style:style style:name="Table1.D" style:family="table-column">
      <style:table-column-properties style:column-width="2.937cm"/>
    </style:style>
    <style:style style:name="Table1.F" style:family="table-column">
      <style:table-column-properties style:column-width="2.80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176cm" fo:border="0.035cm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line-height="100%" fo:text-align="start" style:justify-single-word="false" fo:orphans="0" fo:widows="0"/>
    </style:style>
    <style:style style:name="P4" style:family="paragraph" style:parent-style-name="Standard">
      <style:paragraph-properties loext:contextual-spacing="false" fo:margin-top="0.106cm" fo:margin-bottom="0cm" fo:line-height="100%" fo:orphans="0" fo:widows="0">
        <style:tab-stops>
          <style:tab-stop style:position="15.919cm" style:type="right"/>
        </style:tab-stops>
      </style:paragraph-properties>
    </style:style>
    <style:style style:name="P5" style:family="paragraph" style:parent-style-name="Standard">
      <style:paragraph-properties loext:contextual-spacing="false" fo:margin-left="0.635cm" fo:margin-right="0cm" fo:margin-top="0.106cm" fo:margin-bottom="0cm" fo:line-height="100%" fo:orphans="0" fo:widows="0" fo:text-indent="0cm" style:auto-text-indent="false">
        <style:tab-stops>
          <style:tab-stop style:position="15.919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line-height="100%" fo:text-indent="0cm" style:auto-text-indent="false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 style:list-style-name="WWNum5">
      <style:paragraph-properties fo:line-height="100%"/>
    </style:style>
    <style:style style:name="P12" style:family="paragraph" style:parent-style-name="Standard" style:list-style-name="WWNum5">
      <style:paragraph-properties fo:margin-left="1.27cm" fo:margin-right="0cm" fo:line-height="100%" fo:text-indent="-0.635cm" style:auto-text-indent="false"/>
    </style:style>
    <style:style style:name="P13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9" style:family="paragraph" style:parent-style-name="Standard" style:list-style-name="WWNum6">
      <style:paragraph-properties fo:margin-left="2.54cm" fo:margin-right="0cm" fo:text-indent="-0.635cm" style:auto-text-indent="false"/>
    </style:style>
    <style:style style:name="P20" style:family="paragraph" style:parent-style-name="Standard" style:list-style-name="WWNum4">
      <style:paragraph-properties fo:margin-left="2.54cm" fo:margin-right="0cm" fo:text-indent="-0.635cm" style:auto-text-indent="false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22" style:family="paragraph" style:parent-style-name="Title" style:master-page-name="Standard">
      <style:paragraph-properties style:page-number="1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text-underline-style="solid" style:text-underline-width="auto" style:text-underline-color="font-color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iojd5ud65i7f"/>Documento di System Design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"><text:a xlink:type="simple" xlink:href="#_aok2tgyf2yd" text:style-name="Index_20_Link" text:visited-style-name="Index_20_Link"><text:span text:style-name="T2">1-Introduzione<text:tab/></text:span></text:a><text:span text:style-name="T3">2</text:span></text:p>
          <text:p text:style-name="P5"><text:a xlink:type="simple" xlink:href="#_yw1pu3mdsz4a" text:style-name="Index_20_Link" text:visited-style-name="Index_20_Link"><text:span text:style-name="T1">1.1-Scopo del Sistema<text:tab/></text:span></text:a>2</text:p>
          <text:p text:style-name="P5"><text:a xlink:type="simple" xlink:href="#_mt4xgch39o1c" text:style-name="Index_20_Link" text:visited-style-name="Index_20_Link"><text:span text:style-name="T1">1.2-Obiettivi di Design<text:tab/></text:span></text:a>2</text:p>
          <text:p text:style-name="P5"><text:a xlink:type="simple" xlink:href="#_85a1rrb0ck00" text:style-name="Index_20_Link" text:visited-style-name="Index_20_Link"><text:span text:style-name="T1">1.3-Definizioni, acronimi e abbreviazioni<text:tab/></text:span></text:a>2</text:p>
          <text:p text:style-name="P5"><text:a xlink:type="simple" xlink:href="#_o5fdqt4lb2vt" text:style-name="Index_20_Link" text:visited-style-name="Index_20_Link"><text:span text:style-name="T1">1.4-Referenze<text:tab/></text:span></text:a>2</text:p>
          <text:p text:style-name="P4"><text:a xlink:type="simple" xlink:href="#_4o1yia3rnw96" text:style-name="Index_20_Link" text:visited-style-name="Index_20_Link"><text:span text:style-name="T2">2-Architetture Disponibili<text:tab/></text:span></text:a><text:span text:style-name="T3">3</text:span></text:p>
          <text:p text:style-name="P4"><text:a xlink:type="simple" xlink:href="#_1vwwgcz252o" text:style-name="Index_20_Link" text:visited-style-name="Index_20_Link"><text:span text:style-name="T2">3-Architettura Proposta<text:tab/></text:span></text:a><text:span text:style-name="T3">4</text:span></text:p>
          <text:p text:style-name="P5"><text:a xlink:type="simple" xlink:href="#_ua6qh89569wo" text:style-name="Index_20_Link" text:visited-style-name="Index_20_Link"><text:span text:style-name="T1">3.1-Sommario<text:tab/></text:span></text:a>4</text:p>
          <text:p text:style-name="P5"><text:a xlink:type="simple" xlink:href="#_dx48zmen79pd" text:style-name="Index_20_Link" text:visited-style-name="Index_20_Link"><text:span text:style-name="T1">3.2-Scomposizione Sottosistemi<text:tab/></text:span></text:a>4</text:p>
          <text:p text:style-name="P5"><text:a xlink:type="simple" xlink:href="#_aoy68i3kt94y" text:style-name="Index_20_Link" text:visited-style-name="Index_20_Link"><text:span text:style-name="T1">3.3-Mapping Hardware/Software<text:tab/></text:span></text:a>5</text:p>
          <text:p text:style-name="P5"><text:a xlink:type="simple" xlink:href="#_otarvpae6vsq" text:style-name="Index_20_Link" text:visited-style-name="Index_20_Link"><text:span text:style-name="T1">3.4-Gestione di Dati Persistenti<text:tab/></text:span></text:a>6</text:p>
          <text:p text:style-name="P5"><text:a xlink:type="simple" xlink:href="#_xmsjboezof97" text:style-name="Index_20_Link" text:visited-style-name="Index_20_Link"><text:span text:style-name="T1">3.5-Controllo di Accesso e Sicurezza<text:tab/></text:span></text:a>7</text:p>
          <text:p text:style-name="P5"><text:a xlink:type="simple" xlink:href="#_uwrlieq8rydq" text:style-name="Index_20_Link" text:visited-style-name="Index_20_Link"><text:span text:style-name="T1">3.6-Controllo Globale Software<text:tab/></text:span></text:a>7</text:p>
          <text:p text:style-name="P5"><text:a xlink:type="simple" xlink:href="#_7020g61g6auk" text:style-name="Index_20_Link" text:visited-style-name="Index_20_Link"><text:span text:style-name="T1">3.7-Condizioni Limite<text:tab/></text:span></text:a>7</text:p>
          <text:p text:style-name="P4"><text:a xlink:type="simple" xlink:href="#_yngl11ppqt5m" text:style-name="Index_20_Link" text:visited-style-name="Index_20_Link"><text:span text:style-name="T2">4-Servizi dei Sottosistemi<text:tab/></text:span></text:a><text:span text:style-name="T3">8</text:span></text:p>
        </text:index-body>
      </text:table-of-content>
      <text:p text:style-name="Standard"/>
      <text:p text:style-name="Heading_20_1"><text:bookmark text:name="_aok2tgyf2yd"/>1-Introduzione</text:p>
      <text:p text:style-name="Heading_20_2"><text:bookmark text:name="_yw1pu3mdsz4a"/>1.1-Scopo del Sistema</text:p>
      <text:p text:style-name="P1">Il Museo Belpaese ha bisogno di un nuovo sito web. Il direttore richiede che sia accessibile, stabile, e di facile modifica, manutenzione e utilizzo. Lo scopo principale è di annunciare eventi al pubblico, mostrare orari di apertura, e offrire una descrizione delle mostre in corso. Il sito deve supportare la visualizzazione sia su computer che telefono.</text:p>
      <text:p text:style-name="P1">Dal lato dei visitatori, la pagina principale del sito presenterà annunci recenti e permetterà l’accesso ad altre sezioni del sito: una sezione che presenta tutte le mostre attualmente in corso, e una pagina per ognuna di tali mostre che presenta i suoi reperti; una pagina sul museo stesso che introduce la sua storia, direttore, e staff; e una sezione per notizie, avvisi e annunci.</text:p>
      <text:p text:style-name="P1">Oltre ciò, i visitatori potranno registrarsi per un abbonamento che permette loro di visitare il museo senza dover acquistare un biglietto.</text:p>
      <text:p text:style-name="P1">Occorre anche un lato per lo staff del museo. Da esso, i curatori potranno aggiungere e modificare mostre e reperti, oltre ad aggiungere, modificare, e rimuovere annunci.</text:p>
      <text:p text:style-name="P1"/>
      <text:p text:style-name="P1">(Da Problem Statement: 1-Problem Domain)</text:p>
      <text:p text:style-name="Heading_20_2"><text:bookmark text:name="_mt4xgch39o1c"/>1.2-Obiettivi di Design</text:p>
      <text:list xml:id="list1058023202180245463" text:style-name="WWNum5">
        <text:list-item>
          <text:p text:style-name="P11">Tempi di risposta contenuti.</text:p>
        </text:list-item>
        <text:list-item>
          <text:p text:style-name="P11">Alta leggibilità sia su computer che smartphone.</text:p>
        </text:list-item>
        <text:list-item>
          <text:p text:style-name="P11">Sito e database sicuri da attacchi comuni.</text:p>
        </text:list-item>
        <text:list-item>
          <text:p text:style-name="P11">Facile da usare sia per utenti che staff.</text:p>
        </text:list-item>
        <text:list-item>
          <text:p text:style-name="P11">Espandibile in futuro.</text:p>
        </text:list-item>
      </text:list>
      <text:p text:style-name="P7"/>
      <text:p text:style-name="P7">(Vedi ‘Problem Statement: Requisiti Non Funzionali’ e ‘Problem Statement: Target Environment’)</text:p>
      <text:p text:style-name="Heading_20_2"><text:bookmark text:name="_85a1rrb0ck00"/>1.3-Definizioni, acronimi e abbreviazioni</text:p>
      <text:p text:style-name="Standard"/>
      <text:p text:style-name="Heading_20_2"><text:bookmark text:name="_o5fdqt4lb2vt"/>1.4-Riferimenti</text:p>
      <text:p text:style-name="Standard">Vedere il Documento dei Casi D’Uso e il Documento del Problem Statement (allegati)</text:p>
      <text:p text:style-name="Heading_20_1"><text:bookmark text:name="_4o1yia3rnw96"/>2-Architetture Disponibili</text:p>
      <text:p text:style-name="Standard">Al momento, il Museo Belpaese non ha un sito web. Per realizzarlo, vi sono numerose opzioni tecnologiche.</text:p>
      <text:p text:style-name="Standard"/>
      <text:p text:style-name="Standard">Vi sono vari servizi online che permettono di creare un semplice sito web senza notevoli competenze tecniche. Squarespace, per esempio, permette la creazione di siti tramite template pregenerati.</text:p>
      <text:p text:style-name="Standard">Questa opzione richiede però un pagamento mensile di almeno 8 Euro/mese, e limita le possibilità di espansione future a funzioni prefabbricate dal servizio. Inoltre, impedisce al proprietario del sito la gestione in profondità del sistema, e prende una commissione del 7% sui ricavi del sito.</text:p>
      <text:p text:style-name="Standard"/>
      <text:p text:style-name="Standard">E’ possibile sviluppare un sito web e pubblicarlo su cloud, usando un servizio di hosting di siti web esterno come Amazon Web Services. Ciò offre un buon compromesso tra un sito web ‘prefabbricato’ e un sito completamente autonomo con server ‘in-house’. Ancora, questa soluzione permette di evitare di dover gestire problematiche hardware.</text:p>
      <text:p text:style-name="Standard"/>
      <text:p text:style-name="Standard">Un server ‘in-house’, invece, permette alta modificabilità e gestibilità, e permette di avere un tecnico dedicato che gestisce il funzionamento del sito. Non vi sono commissioni né abbonamenti, limitando i costi a lungo termine.</text:p>
      <text:p text:style-name="Standard">Bisogna però tenere presente i costi di manutenzione e gestione dell’hardware.</text:p>
      <text:p text:style-name="Standard"/>
      <text:p text:style-name="Heading_20_1"><text:bookmark text:name="_1vwwgcz252o"/>3-Architettura Proposta</text:p>
      <text:p text:style-name="Heading_20_2"><text:bookmark text:name="_ua6qh89569wo"/>3.1-Sommario</text:p>
      <text:p text:style-name="Standard">Si propone un’architettura MVC a tre livelli così composta.</text:p>
      <text:list xml:id="list905135948982522327" text:style-name="WWNum3">
        <text:list-item>
          <text:p text:style-name="P13">Un database MySQL, necessario per gestire, mostre e reperti del museo, account e abbonamenti.</text:p>
        </text:list-item>
        <text:list-item>
          <text:p text:style-name="P13">Un sito web in HTML realizzato tramite JSP, con uno stile CSS dinamico in grado di adattare l’aspetto del sito alla macchina dell’utente.</text:p>
        </text:list-item>
        <text:list-item>
          <text:p text:style-name="P13">Un server Tomcat con servlet Java e vari Java Beans che si occupano delle logiche applicative necessarie per gestire il sito web.</text:p>
        </text:list-item>
      </text:list>
      <text:p text:style-name="P6"/>
      <text:p text:style-name="P6">Il tutto verrà eseguito sulla Macchina Unica, ma sarà altamente espandibile.</text:p>
      <text:p text:style-name="P6"/>
      <text:p text:style-name="Heading_20_2"><text:bookmark text:name="_dx48zmen79pd"/>3.2-Scomposizione Sottosistemi</text:p>
      <text:p text:style-name="Standard"><draw:frame draw:style-name="fr1" draw:name="image5.png" text:anchor-type="as-char" svg:width="15.921cm" svg:height="11.853cm" draw:z-index="0"><draw:image/></draw:frame></text:p>
      <text:p text:style-name="Standard"/>
      <text:list xml:id="list297858793205939673" text:style-name="WWNum1">
        <text:list-item>
          <text:p text:style-name="P14">Sito: L’interfaccia web del nostro sito. Il prefisso ‘Pagina’ verrà omesso nell’implementazione. Suddivisa in SitoVisitatori e SitoStaff.</text:p>
          <text:list>
            <text:list-item>
              <text:p text:style-name="P18">PaginaNotizie: La pagina delle notizie. Condivisa tra Visitatori e Responsabili, da essa il Responsabile avrà anche la possibilità di creare nuove notizie.</text:p>
            </text:list-item>
            <text:list-item>
              <text:p text:style-name="P18">PaginaMostre: Una pagina singola che mostra i dati delle mostre pubblicate. <text:soft-page-break/>Potrà mostrare sia la lista delle mostre, sia i dettagli di una particolare mostra.</text:p>
            </text:list-item>
          </text:list>
        </text:list-item>
        <text:list-item>
          <text:p text:style-name="P14">Server: Lo strato di controllo del sistema. Include vari gestori che si occupano di implementare le logiche applicative necessarie per il funzionamento del sito. I vari gestori si occupano ognuno di funzionalità associate a un particolare oggetto.</text:p>
          <text:list>
            <text:list-item>
              <text:p text:style-name="P18">GestoreAbbonamenti: Permette l’acquisto di un abbonamento e di visualizzare i dati dell’abbonamento del visitatore, gestendo i dati di carta di credito e le richieste di pagamento alle banche.</text:p>
            </text:list-item>
            <text:list-item>
              <text:p text:style-name="P18">GestoreAccount: Gestisce il login sia di Staff che Visitatori, oltre a permettere la creazione di account ai Visitatori. Inoltre, verifica le autorizzazioni concesse allo Staff.</text:p>
            </text:list-item>
            <text:list-item>
              <text:p text:style-name="P18">GestoreNotizie: Visualizza le Notizie, e permette a Responsabili di crearle, cancellarle e modificarle.</text:p>
            </text:list-item>
            <text:list-item>
              <text:p text:style-name="P18">GestoreMostre: Visualizza le Mostre, e consulta GestoreReperti per visualizzarne i Reperti. Inoltre, permette a Curatori di gestire e modificare le mostre.</text:p>
            </text:list-item>
            <text:list-item>
              <text:p text:style-name="P18">GestoreReperti: Visualizza i Reperti, e permette a Curatori di gestirli e modificarli. Inoltre, gestisce le immagini associate ai Reperti.</text:p>
            </text:list-item>
            <text:list-item>
              <text:p text:style-name="P18">GestoreOrario: Visualizza l’Orario del museo, e permette a Responsabili di modificarlo.</text:p>
            </text:list-item>
          </text:list>
        </text:list-item>
      </text:list>
      <text:p text:style-name="Heading_20_2"><text:bookmark text:name="_aoy68i3kt94y"/>3.3-Mapping Hardware/Software</text:p>
      <text:p text:style-name="Standard">Il Servlet Tomcat e il Server MySQL sono entrambi collocati sulla Macchina Unica.</text:p>
      <text:p text:style-name="Standard">I JSP generano pagine HTML che vengono mostrate nel browser dell’Utente. L’architettura fisica risulta perciò piuttosto semplice.</text:p>
      <text:p text:style-name="Standard"/>
      <text:p text:style-name="Standard"><text:span text:style-name="T3">IMPORTANTE</text:span>: Poiché si desidera massima espandibilità, il Server e MySql devono essere eseguibili su macchine diverse. Non è garantito che i due rimarranno sulla stessa macchina in futuro.</text:p>
      <text:p text:style-name="Heading_20_2"><text:bookmark text:name="_otarvpae6vsq"/><text:soft-page-break/>3.4-Gestione di Dati Persistenti</text:p>
      <text:p text:style-name="Standard"><draw:frame draw:style-name="fr1" draw:name="image3.png" text:anchor-type="as-char" svg:width="15.921cm" svg:height="15.275cm" draw:z-index="1"><draw:image/></draw:frame></text:p>
      <text:p text:style-name="Standard">Visitatore: (<text:span text:style-name="T4">Email</text:span>, Password, Nome, Cognome)</text:p>
      <text:p text:style-name="Standard">Staff: (<text:span text:style-name="T4">Email</text:span>, Password, Nome, Cognome)</text:p>
      <text:p text:style-name="Standard">Abbonamento: (<text:span text:style-name="T4">Codice</text:span>, <text:span text:style-name="T5">Email, </text:span>Numero Carta, Scadenza Carta, Numero Sicurezza Carta, Scadenza Abbonamento)</text:p>
      <text:p text:style-name="Standard">Mostra: (<text:span text:style-name="T4">Codice,</text:span> Nome, Descrizione, Inizio, Fine, Pubblicata)</text:p>
      <text:p text:style-name="Standard">Gestisce: (<text:span text:style-name="T6">Curatore, Mostra</text:span>)</text:p>
      <text:p text:style-name="Standard">Reperto: (<text:span text:style-name="T4">Codice</text:span>, Nome, <text:span text:style-name="T5">Mostra</text:span>, Descrizione)</text:p>
      <text:p text:style-name="Standard">ImmagineReperto: (<text:span text:style-name="T6">Reperto</text:span><text:span text:style-name="T4">, FilePath</text:span>) </text:p>
      <text:p text:style-name="Standard">Notizia: (<text:span text:style-name="T4">Codice</text:span>, Nome, Corpo, DataPubblicazione)</text:p>
      <text:p text:style-name="Standard">Orario: (<text:span text:style-name="T4">Enum</text:span>, Ore)</text:p>
      <text:p text:style-name="Standard"/>
      <text:p text:style-name="Standard">Database MySQL posto sulla Macchina Unica.</text:p>
      <text:list xml:id="list3846763251217937005" text:style-name="WWNum6">
        <text:list-item>
          <text:p text:style-name="P15">Utente è un’entità astratta. Perciò, non è rappresentata in database.</text:p>
        </text:list-item>
        <text:list-item>
          <text:p text:style-name="P15">Si è deciso di assegnare codici numerici a Mostre, Notizie e Reperti.</text:p>
          <text:list>
            <text:list-item>
              <text:p text:style-name="P19">Ciò facilita la modifica dei loro nomi in database.</text:p>
            </text:list-item>
          </text:list>
        </text:list-item>
        <text:list-item>
          <text:p text:style-name="P15">Si è deciso di rappresentare gli attori Responsabile e Curatore come semplici valori <text:soft-page-break/>Booleani associati all’attore Staff. Ecco i motivi principali.</text:p>
          <text:list>
            <text:list-item>
              <text:p text:style-name="P19">Minimizza il numero di schemi in Database.</text:p>
            </text:list-item>
          </text:list>
        </text:list-item>
      </text:list>
      <text:p text:style-name="Standard"/>
      <text:p text:style-name="Standard"/>
      <text:list xml:id="list41843751" text:continue-numbering="true" text:style-name="WWNum6">
        <text:list-item>
          <text:list>
            <text:list-item>
              <text:p text:style-name="P19">Si suppone che tutti i Responsabili possano modificare tutte le Notizie. Questo rende potenziali relazioni tra le Notizie e i Responsabili che le possono modificare un peso non necessario che cresce in modo esponenziale.</text:p>
            </text:list-item>
            <text:list-item>
              <text:p text:style-name="P19">Per massimizzare l’espandibilità, si è preferito usare campi separati per descrivere i ruoli dello staff. Questo facilita l’aggiunta futura di nuovi ruoli staff e nuovi campi per ulteriori autorizzazioni.</text:p>
            </text:list-item>
            <text:list-item>
              <text:p text:style-name="P19">Rendere i Curatori implicitamente come ‘Staff che Gestiscono Mostre’ avrebbe impedito di avere un Curatore con 0 mostre. Ciò renderebbe tale Staff incapace di creare mostre, rendendo l’account inutile.</text:p>
            </text:list-item>
            <text:list-item>
              <text:p text:style-name="P19">Il peso dei campi aggiunti è minimo, pari a un paio di byte per Staff. Supponendo un numero di lavoratori sul sito ben sotto 100, ciò risulta in un incremento dell’uso di spazio ben sotto il singolo kilobyte.</text:p>
            </text:list-item>
          </text:list>
        </text:list-item>
      </text:list>
      <text:p text:style-name="Heading_20_2"><text:bookmark text:name="_xmsjboezof97"/>3.5-Controllo di Accesso e Sicurezza</text:p>
      <text:p text:style-name="Standard">Il sistema usa una Session Bean di Java EE per gestire le sessioni utente. Il login è fatto tramite due semplici form web. Questi due form si trovano su pagine diverse: una è accessibile ai visitatori via un link sul sito pubblico, mentre l’altro è un form di login per lo staff che permette di accedere alla sezione di gestione del sito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office:value-type="string">
            <text:p text:style-name="P21">Permessi</text:p>
          </table:table-cell>
          <table:table-cell table:style-name="Table1.A1" office:value-type="string">
            <text:p text:style-name="P8">Abbonamenti</text:p>
          </table:table-cell>
          <table:table-cell table:style-name="Table1.A1" office:value-type="string">
            <text:p text:style-name="P8">Account</text:p>
          </table:table-cell>
          <table:table-cell table:style-name="Table1.A1" office:value-type="string">
            <text:p text:style-name="P8">Notizie</text:p>
          </table:table-cell>
          <table:table-cell table:style-name="Table1.A1" office:value-type="string">
            <text:p text:style-name="P8">Mostre</text:p>
          </table:table-cell>
          <table:table-cell table:style-name="Table1.A1" office:value-type="string">
            <text:p text:style-name="P8">Reperti</text:p>
          </table:table-cell>
        </table:table-row>
        <table:table-row table:style-name="Table1.1">
          <table:table-cell table:style-name="Table1.A1" office:value-type="string">
            <text:p text:style-name="P8">Utent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Visualizza</text:p>
          </table:table-cell>
          <table:table-cell table:style-name="Table1.A1" office:value-type="string">
            <text:p text:style-name="P8">VIsualizza</text:p>
          </table:table-cell>
          <table:table-cell table:style-name="Table1.A1" office:value-type="string">
            <text:p text:style-name="P8">Visualizza</text:p>
          </table:table-cell>
        </table:table-row>
        <table:table-row table:style-name="Table1.1">
          <table:table-cell table:style-name="Table1.A1" office:value-type="string">
            <text:p text:style-name="P8">Visitator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Login</text:p>
            <text:p text:style-name="P8">Registra</text:p>
          </table:table-cell>
          <table:table-cell table:style-name="Table1.A1" office:value-type="string">
            <text:p text:style-name="P9">//</text:p>
          </table:table-cell>
          <table:table-cell table:style-name="Table1.A1" office:value-type="string">
            <text:p text:style-name="P2">//</text:p>
          </table:table-cell>
          <table:table-cell table:style-name="Table1.A1" office:value-type="string">
            <text:p text:style-name="P2">//</text:p>
          </table:table-cell>
        </table:table-row>
        <table:table-row table:style-name="Table1.1">
          <table:table-cell table:style-name="Table1.A1" office:value-type="string">
            <text:p text:style-name="P8">Visitatore</text:p>
            <text:p text:style-name="P8">Registrato</text:p>
          </table:table-cell>
          <table:table-cell table:style-name="Table1.A1" office:value-type="string">
            <text:p text:style-name="P8">Acquisto</text:p>
            <text:p text:style-name="P8">Visualizza proprio</text:p>
          </table:table-cell>
          <table:table-cell table:style-name="Table1.A1" office:value-type="string">
            <text:p text:style-name="P8">Visualizza proprio</text:p>
          </table:table-cell>
          <table:table-cell table:style-name="Table1.A1" office:value-type="string">
            <text:p text:style-name="P2">//</text:p>
          </table:table-cell>
          <table:table-cell table:style-name="Table1.A1" office:value-type="string">
            <text:p text:style-name="P2">//</text:p>
          </table:table-cell>
          <table:table-cell table:style-name="Table1.A1" office:value-type="string">
            <text:p text:style-name="P2">//</text:p>
          </table:table-cell>
        </table:table-row>
        <table:table-row table:style-name="Table1.1">
          <table:table-cell table:style-name="Table1.A1" office:value-type="string">
            <text:p text:style-name="P8">Staff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//</text:p>
          </table:table-cell>
          <table:table-cell table:style-name="Table1.A1" office:value-type="string">
            <text:p text:style-name="P2">//</text:p>
          </table:table-cell>
          <table:table-cell table:style-name="Table1.A1" office:value-type="string">
            <text:p text:style-name="P2">//</text:p>
          </table:table-cell>
        </table:table-row>
        <table:table-row table:style-name="Table1.1">
          <table:table-cell table:style-name="Table1.A1" office:value-type="string">
            <text:p text:style-name="P8">Curator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Visualizza</text:p>
          </table:table-cell>
          <table:table-cell table:style-name="Table1.A1" office:value-type="string">
            <text:p text:style-name="P2">Visualizza</text:p>
            <text:p text:style-name="P3"/>
            <text:p text:style-name="P2">Crea/Modifica/Cancella propria</text:p>
          </table:table-cell>
          <table:table-cell table:style-name="Table1.A1" office:value-type="string">
            <text:p text:style-name="P2">Visualizza</text:p>
            <text:p text:style-name="P2"/>
            <text:p text:style-name="P2">Crea/Modifica/Cancella</text:p>
          </table:table-cell>
        </table:table-row>
        <table:table-row table:style-name="Table1.1">
          <table:table-cell table:style-name="Table1.A1" office:value-type="string">
            <text:p text:style-name="P8">Responsabil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Crea/Modifica/Cancella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Heading_20_2"><text:bookmark text:name="_uwrlieq8rydq"/><text:soft-page-break/>3.6-Controllo Globale Software</text:p>
      <text:p text:style-name="Standard">Poiché non vi sono straordinarie componenti da installare da remoto, il controllo software è abbastanza semplice. Basterà installare le più recenti versioni di Java, Tomcat e MySQL, eseguire lo script di popolazione database e inserire il software di backend del sito nel filesystem del server Tomcat. Il tutto sulla nostra Macchina Unica.</text:p>
      <text:p text:style-name="Heading_20_2"><text:bookmark text:name="_7020g61g6auk"/>3.7-Condizioni Limite</text:p>
      <text:p text:style-name="Standard">I processi di startup e shutdown del sito stesso sono gestiti automaticamente dal Servlet Tomcat. Se il Database risulta inaccessibile al Servlet, il sito mostrerà un messaggio di errore a piena pagina, segnalando che il sito non è disponibile.</text:p>
      <text:p text:style-name="Standard"/>
      <text:p text:style-name="Standard">(WIP)</text:p>
      <text:p text:style-name="Heading_20_1"><text:bookmark text:name="_yngl11ppqt5m"/>4-Servizi dei Sottosistemi</text:p>
      <text:p text:style-name="Standard"><draw:frame draw:style-name="fr1" draw:name="image6.png" text:anchor-type="as-char" svg:width="15.921cm" svg:height="11.853cm" draw:z-index="2"><draw:image/></draw:frame></text:p>
      <text:list xml:id="list7345698903819373548" text:style-name="WWNum4">
        <text:list-item>
          <text:p text:style-name="P16">Sito</text:p>
          <text:list>
            <text:list-item>
              <text:p text:style-name="P20">ProfiloVisitatore: Visualizza Nome, Cognome, Abbonamento del Visitatore Registrato.</text:p>
            </text:list-item>
            <text:list-item>
              <text:p text:style-name="P20">Principale: Visualizza notizie recenti.</text:p>
            </text:list-item>
            <text:list-item>
              <text:p text:style-name="P20">LoginVisitatore: Accesso ad Account Visitatore, creazione Account Visitatore.</text:p>
            </text:list-item>
            <text:list-item>
              <text:p text:style-name="P20">Mostre: Visualizzazione Mostre, Reperti di una Mostra.</text:p>
            </text:list-item>
            <text:list-item>
              <text:p text:style-name="P20">Notizie: Visualizzazione Notizie, Creazione Notizie, Modifica Notizie, Cancellazione Notizie.</text:p>
            </text:list-item>
            <text:list-item>
              <text:p text:style-name="P20">LoginStaff: Accesso ad Account Staff.</text:p>
            </text:list-item>
            <text:list-item>
              <text:p text:style-name="P20">GestioneMostre: <text:s/>Visualizzazione Mostre e Reperti di una Mostra, Visualizzazione Mostre Pubblicate. Creazione Mostre. Previa autorizzazione, Modifica e Cancellazione Mostra.</text:p>
            </text:list-item>
            <text:list-item>
              <text:p text:style-name="P20">GestioneReperti: Visualizzazione, Creazione, Modifica e Cancellazione Reperti.</text:p>
            </text:list-item>
            <text:list-item>
              <text:p text:style-name="P20">GestioneNotizie: Visualizzazione, Creazione, Modifica e Cancellazione Notizie. </text:p>
            </text:list-item>
            <text:list-item>
              <text:p text:style-name="P20">Orario: Modifica dell’Orario.</text:p>
            </text:list-item>
          </text:list>
        </text:list-item>
      </text:list>
      <text:p text:style-name="Standard"/>
      <text:list xml:id="list8323038487212959818" text:style-name="WWNum2">
        <text:list-item>
          <text:p text:style-name="P17">GestoreAbbonamenti: Creazione e Visualizzazione di un Abbonamento in Database in base all’utente associato.</text:p>
        </text:list-item>
        <text:list-item>
          <text:p text:style-name="P17">GestoreAccount: Creazione e Visualizzazione di un Account in Database in base <text:soft-page-break/>all’utente associato.</text:p>
        </text:list-item>
        <text:list-item>
          <text:p text:style-name="P17">GestoreNotizie: Creazione, Modifica, Cancellazione di una Notizia. Visualizzazione di tutte le Notizie.</text:p>
        </text:list-item>
        <text:list-item>
          <text:p text:style-name="P17">GestoreMostre: Creazione, Modifica, Cancellazione di una Mostra. Visualizzazione di tutte le Mostre.</text:p>
        </text:list-item>
        <text:list-item>
          <text:p text:style-name="P17">GestoreOrario: Modifica e Visualizzazione dell’Orario.</text:p>
        </text:list-item>
        <text:list-item>
          <text:p text:style-name="P17">GestoreReperti: Creazione, Modifica, Cancellazione di un Reperto. Visualizzazione di tutti i Reperti oppure di tutti i Reperti associati a una Mostra.</text:p>
        </text:list-item>
      </text:list>
      <text:p text:style-name="Standard"/>
      <text:p text:style-name="Heading_20_1"><text:bookmark text:name="_mfljcwqq19s"/>5-Diagrammi</text:p>
      <text:p text:style-name="Heading_20_2"><text:bookmark text:name="_5kenc4vuq7qi"/>5.1-Diagramma dei Sottosistemi</text:p>
      <text:p text:style-name="Standard"><draw:frame draw:style-name="fr1" draw:name="Image1" text:anchor-type="as-char" svg:width="15.921cm" svg:height="11.853cm" draw:z-index="3"><draw:image/></draw:frame></text:p>
      <text:p text:style-name="Heading_20_2"><text:bookmark text:name="_oyf0dydcahon"/><text:soft-page-break/>5.2-Diagramma del Database</text:p>
      <text:p text:style-name="Standard"><draw:frame draw:style-name="fr1" draw:name="image4.png" text:anchor-type="as-char" svg:width="15.921cm" svg:height="15.275cm" draw:z-index="4"><draw:image/></draw:frame></text:p>
      <text:p text:style-name="P10"><text:bookmark text:name="_4hym94mfjfo7"/>5.3-Diagramma di flusso dei Casi D’Uso</text:p>
      <text:p text:style-name="Standard"/>
      <text:p text:style-name="Standard"><draw:frame draw:style-name="fr1" draw:name="image1.png" text:anchor-type="as-char" svg:width="15.921cm" svg:height="8.149cm" draw:z-index="5"><draw:image/></draw:frame><text:soft-page-break/><draw:frame draw:style-name="fr1" draw:name="image2.png" text:anchor-type="as-char" svg:width="15.921cm" svg:height="13.264cm" draw:z-index="6"><draw:image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pag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1" meta:image-count="7" meta:object-count="0" meta:page-count="14" meta:paragraph-count="154" meta:word-count="1511" meta:character-count="10380"/>
    <dc:date>2024-06-03T21:57:52.23</dc:date>
    <dc:creator>Aleksei Di Maio</dc:creator>
    <meta:editing-duration>PT5H18M32S</meta:editing-duration>
    <meta:editing-cycles>1</meta:editing-cycles>
  </office:meta>
</office:document-meta>
</file>